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762cm" table:align="left"/>
    </style:style>
    <style:style style:name="Table1.A" style:family="table-column">
      <style:table-column-properties style:column-width="1.572cm"/>
    </style:style>
    <style:style style:name="Table1.B" style:family="table-column">
      <style:table-column-properties style:column-width="10.488cm"/>
    </style:style>
    <style:style style:name="Table1.C" style:family="table-column">
      <style:table-column-properties style:column-width="4.70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739cm" table:align="left"/>
    </style:style>
    <style:style style:name="Table2.A" style:family="table-column">
      <style:table-column-properties style:column-width="1.856cm"/>
    </style:style>
    <style:style style:name="Table2.B" style:family="table-column">
      <style:table-column-properties style:column-width="10.8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414cm" table:align="left"/>
    </style:style>
    <style:style style:name="Table3.A" style:family="table-column">
      <style:table-column-properties style:column-width="2.801cm"/>
    </style:style>
    <style:style style:name="Table3.B" style:family="table-column">
      <style:table-column-properties style:column-width="10.61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576cm" table:align="left"/>
    </style:style>
    <style:style style:name="Table4.A" style:family="table-column">
      <style:table-column-properties style:column-width="3.295cm"/>
    </style:style>
    <style:style style:name="Table4.B" style:family="table-column">
      <style:table-column-properties style:column-width="6.28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306cm" table:align="left"/>
    </style:style>
    <style:style style:name="Table5.A" style:family="table-column">
      <style:table-column-properties style:column-width="2.674cm"/>
    </style:style>
    <style:style style:name="Table5.B" style:family="table-column">
      <style:table-column-properties style:column-width="4.63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t it bro ✅<text:line-break/>Now this is <text:span text:style-name="Strong_20_Emphasis">execution-level clarity</text:span> you’re asking for — <text:span text:style-name="Strong_20_Emphasis">WHAT to study → IN WHAT ORDER → FROM WHERE → WHERE to practice</text:span>, so you don’t get mentally destroyed or waste time searching.</text:p>
      <text:p text:style-name="Text_20_body">Below is a <text:span text:style-name="Strong_20_Emphasis">ruthless, priority-driven roadmap</text:span>, <text:span text:style-name="Strong_20_Emphasis">only based on PYQ repeatability + weightage</text:span>, not syllabus size.</text:p>
      <text:p text:style-name="Text_20_body">No timings.<text:line-break/>No motivation talk.<text:line-break/>Only <text:span text:style-name="Strong_20_Emphasis">order + combo + sources + practice</text:span>.</text:p>
      <text:p text:style-name="Horizontal_20_Line"/>
      <text:h text:style-name="Heading_20_1" text:outline-level="1">🔥 GATE EE 2026 – RUTHLESS PRIORITY ROADMAP</text:h>
      <text:p text:style-name="Text_20_body"><text:span text:style-name="Emphasis">(Designed to maximize marks with minimum devastation)</text:span></text:p>
      <text:p text:style-name="Horizontal_20_Line"/>
      <text:h text:style-name="Heading_20_2" text:outline-level="2">🧠 GOLDEN RULE (Read this once)</text:h>
      <text:p text:style-name="Quotations"><text:span text:style-name="Strong_20_Emphasis">You will NOT study subject-by-subject.</text:span><text:line-break/>You will study in <text:span text:style-name="Strong_20_Emphasis">COMBOS</text:span> where concepts overlap, so your brain doesn’t reset every time.</text:p>
      <text:p text:style-name="Horizontal_20_Line"/>
      <text:h text:style-name="Heading_20_1" text:outline-level="1">🥇 PRIORITY TIER–1 (NON-NEGOTIABLE)</text:h>
      <text:p text:style-name="Text_20_body">👉 These alone can fetch <text:span text:style-name="Strong_20_Emphasis">45–50+ marks</text:span></text:p>
      <text:p text:style-name="Horizontal_20_Line"/>
      <text:h text:style-name="Heading_20_2" text:outline-level="2">🔴 COMBO 1: Engineering Mathematics + Signals (HIGHEST ROI)</text:h>
      <text:h text:style-name="Heading_20_3" text:outline-level="3">✅ Why this combo?</text:h>
      <text:list xml:id="list480643936" text:style-name="L1">
        <text:list-item>
          <text:p text:style-name="P1">Heavy math overlap (Fourier, Laplace, integrals)</text:p>
        </text:list-item>
        <text:list-item>
          <text:p text:style-name="P1">PYQs are <text:span text:style-name="Strong_20_Emphasis">formula + method based</text:span></text:p>
        </text:list-item>
        <text:list-item>
          <text:p text:style-name="P1">Once learned, very hard to forget</text:p>
        </text:list-item>
      </text:list>
      <text:h text:style-name="Heading_20_3" text:outline-level="3"><text:soft-page-break/>📌 What to cover (ONLY THES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ubject</text:p>
            </table:table-cell>
            <table:table-cell table:style-name="Table1.A1" office:value-type="string">
              <text:p text:style-name="Table_20_Heading">Must-Do Topics</text:p>
            </table:table-cell>
            <table:table-cell table:style-name="Table1.A1" office:value-type="string">
              <text:p text:style-name="Table_20_Heading">Skip</text:p>
            </table:table-cell>
          </table:table-row>
        </table:table-header-rows>
        <table:table-row>
          <table:table-cell table:style-name="Table1.A1" office:value-type="string">
            <text:p text:style-name="Table_20_Contents">Maths</text:p>
          </table:table-cell>
          <table:table-cell table:style-name="Table1.A1" office:value-type="string">
            <text:p text:style-name="Table_20_Contents">Linear Algebra, Calculus, Differential Equations, Probability</text:p>
          </table:table-cell>
          <table:table-cell table:style-name="Table1.A1" office:value-type="string">
            <text:p text:style-name="Table_20_Contents">Vector calculus (low ROI)</text:p>
          </table:table-cell>
        </table:table-row>
        <table:table-row>
          <table:table-cell table:style-name="Table1.A1" office:value-type="string">
            <text:p text:style-name="Table_20_Contents">Signals</text:p>
          </table:table-cell>
          <table:table-cell table:style-name="Table1.A1" office:value-type="string">
            <text:p text:style-name="Table_20_Contents">LTI systems, Fourier Transform, Laplace, Z-transform</text:p>
          </table:table-cell>
          <table:table-cell table:style-name="Table1.A1" office:value-type="string">
            <text:p text:style-name="Table_20_Contents">Random theory</text:p>
          </table:table-cell>
        </table:table-row>
      </table:table>
      <text:h text:style-name="Heading_20_3" text:outline-level="3">🎥 Best Video Sources</text:h>
      <text:list xml:id="list1304916209" text:style-name="L2">
        <text:list-item>
          <text:p text:style-name="P2"><text:span text:style-name="Strong_20_Emphasis">Maths</text:span></text:p>
          <text:list>
            <text:list-item>
              <text:p text:style-name="P2"><text:span text:style-name="Emphasis">Gajendra Purohit</text:span> (YouTube) – crisp, exam-oriented</text:p>
            </text:list-item>
          </text:list>
        </text:list-item>
        <text:list-item>
          <text:p text:style-name="P2"><text:span text:style-name="Strong_20_Emphasis">Signals</text:span></text:p>
          <text:list>
            <text:list-item>
              <text:p text:style-name="P2"><text:span text:style-name="Emphasis">Neso Academy</text:span> (YouTube) – simple &amp; complete</text:p>
            </text:list-item>
            <text:list-item>
              <text:p text:style-name="P2">OR <text:span text:style-name="Emphasis">Ankit Goyal (Kreatryx)</text:span> – if you want shortcut thinking</text:p>
            </text:list-item>
          </text:list>
        </text:list-item>
      </text:list>
      <text:h text:style-name="Heading_20_3" text:outline-level="3">📘 Theory (if needed)</text:h>
      <text:list xml:id="list1795495396" text:style-name="L3">
        <text:list-item>
          <text:p text:style-name="P3"><text:span text:style-name="Strong_20_Emphasis">Advanced Engineering Mathematics – Erwin Kreyszig</text:span> (ONLY solved examples)</text:p>
        </text:list-item>
      </text:list>
      <text:h text:style-name="Heading_20_3" text:outline-level="3">🧪 Practice (MANDATORY ORDER)</text:h>
      <text:list xml:id="list2025566712" text:style-name="L4">
        <text:list-item>
          <text:p text:style-name="P4"><text:span text:style-name="Strong_20_Emphasis">PYQs topic-wise</text:span> (last 30 years if possible)</text:p>
          <text:list>
            <text:list-item>
              <text:p text:style-name="P4">Source: <text:span text:style-name="Strong_20_Emphasis">Made Easy PYQ book</text:span> or <text:span text:style-name="Strong_20_Emphasis">Kreatryx PYQs</text:span></text:p>
            </text:list-item>
          </text:list>
        </text:list-item>
        <text:list-item>
          <text:p text:style-name="P4">After PYQs → <text:span text:style-name="Strong_20_Emphasis">Testbook topic tests</text:span></text:p>
        </text:list-item>
      </text:list>
      <text:p text:style-name="Text_20_body">⛔ No textbook numericals. Waste of time.</text:p>
      <text:p text:style-name="Horizontal_20_Line"/>
      <text:h text:style-name="Heading_20_2" text:outline-level="2">🔴 COMBO 2: Network Theory + Control Systems (GIFT MARKS)</text:h>
      <text:h text:style-name="Heading_20_3" text:outline-level="3">✅ Why this combo?</text:h>
      <text:list xml:id="list2857891202" text:style-name="L5">
        <text:list-item>
          <text:p text:style-name="P5">Same math language (ODEs, Laplace)</text:p>
        </text:list-item>
        <text:list-item>
          <text:p text:style-name="P5">Control questions are <text:span text:style-name="Strong_20_Emphasis">predictable</text:span></text:p>
        </text:list-item>
        <text:list-item>
          <text:p text:style-name="P5">Network theory PYQs repeat patterns</text:p>
        </text:list-item>
      </text:list>
      <text:h text:style-name="Heading_20_3" text:outline-level="3">📌 Must-Do Topic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ubject</text:p>
            </table:table-cell>
            <table:table-cell table:style-name="Table2.A1" office:value-type="string">
              <text:p text:style-name="Table_20_Heading">Focus Areas</text:p>
            </table:table-cell>
          </table:table-row>
        </table:table-header-rows>
        <table:table-row>
          <table:table-cell table:style-name="Table2.A1" office:value-type="string">
            <text:p text:style-name="Table_20_Contents">Networks</text:p>
          </table:table-cell>
          <table:table-cell table:style-name="Table2.A1" office:value-type="string">
            <text:p text:style-name="Table_20_Contents">KCL/KVL, Thevenin/Norton, Transients (RL/RC), AC circuits</text:p>
          </table:table-cell>
        </table:table-row>
        <table:table-row>
          <table:table-cell table:style-name="Table2.A1" office:value-type="string">
            <text:p text:style-name="Table_20_Contents">Control</text:p>
          </table:table-cell>
          <table:table-cell table:style-name="Table2.A1" office:value-type="string">
            <text:p text:style-name="Table_20_Contents">Transfer function, Time response, Routh, Bode, Root locus</text:p>
          </table:table-cell>
        </table:table-row>
      </table:table>
      <text:p text:style-name="Text_20_body">Skip: Two-port networks (low frequency)</text:p>
      <text:h text:style-name="Heading_20_3" text:outline-level="3">🎥 Best Video Sources</text:h>
      <text:list xml:id="list3767452619" text:style-name="L6">
        <text:list-item>
          <text:p text:style-name="P6"><text:span text:style-name="Strong_20_Emphasis">Ankit Goyal (Kreatryx)</text:span> – BEST for both</text:p>
        </text:list-item>
        <text:list-item>
          <text:p text:style-name="P6"><text:soft-page-break/>Backup: <text:span text:style-name="Strong_20_Emphasis">Neso Academy</text:span></text:p>
        </text:list-item>
      </text:list>
      <text:h text:style-name="Heading_20_3" text:outline-level="3">🧪 Practice Order</text:h>
      <text:list xml:id="list1286792605" text:style-name="L7">
        <text:list-item>
          <text:p text:style-name="P7">Network PYQs (topic-wise)</text:p>
        </text:list-item>
        <text:list-item>
          <text:p text:style-name="P7">Control PYQs</text:p>
        </text:list-item>
        <text:list-item>
          <text:p text:style-name="P7">Subject-wise test (Made Easy / Testbook)</text:p>
        </text:list-item>
      </text:list>
      <text:p text:style-name="Text_20_body">👉 This combo alone = <text:span text:style-name="Strong_20_Emphasis">18–20 marks potential</text:span></text:p>
      <text:p text:style-name="Horizontal_20_Line"/>
      <text:h text:style-name="Heading_20_1" text:outline-level="1">🥈 PRIORITY TIER–2 (RANK DECIDERS)</text:h>
      <text:p text:style-name="Horizontal_20_Line"/>
      <text:h text:style-name="Heading_20_2" text:outline-level="2">🔵 COMBO 3: Electrical Machines + Power Systems</text:h>
      <text:h text:style-name="Heading_20_3" text:outline-level="3">✅ Why together?</text:h>
      <text:list xml:id="list3414115568" text:style-name="L8">
        <text:list-item>
          <text:p text:style-name="P8">Power system questions assume machine basics</text:p>
        </text:list-item>
        <text:list-item>
          <text:p text:style-name="P8">Heavy calculation, but <text:span text:style-name="Strong_20_Emphasis">limited patterns</text:span></text:p>
        </text:list-item>
      </text:list>
      <text:h text:style-name="Heading_20_3" text:outline-level="3">📌 Must-Do Topics ONLY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ubject</text:p>
            </table:table-cell>
            <table:table-cell table:style-name="Table3.A1" office:value-type="string">
              <text:p text:style-name="Table_20_Heading">Study ONLY This</text:p>
            </table:table-cell>
          </table:table-row>
        </table:table-header-rows>
        <table:table-row>
          <table:table-cell table:style-name="Table3.A1" office:value-type="string">
            <text:p text:style-name="Table_20_Contents">Machines</text:p>
          </table:table-cell>
          <table:table-cell table:style-name="Table3.A1" office:value-type="string">
            <text:p text:style-name="Table_20_Contents">Transformers, Induction Motors, DC Machines (basics)</text:p>
          </table:table-cell>
        </table:table-row>
        <table:table-row>
          <table:table-cell table:style-name="Table3.A1" office:value-type="string">
            <text:p text:style-name="Table_20_Contents">Power Systems</text:p>
          </table:table-cell>
          <table:table-cell table:style-name="Table3.A1" office:value-type="string">
            <text:p text:style-name="Table_20_Contents">Fault analysis, Transmission lines, Per-unit, Load flow basics</text:p>
          </table:table-cell>
        </table:table-row>
      </table:table>
      <text:p text:style-name="Text_20_body">Skip: Detailed synchronous machine theory, protection depth</text:p>
      <text:h text:style-name="Heading_20_3" text:outline-level="3">🎥 Best Video Sources</text:h>
      <text:list xml:id="list4126516370" text:style-name="L9">
        <text:list-item>
          <text:p text:style-name="P9"><text:span text:style-name="Strong_20_Emphasis">Machines</text:span></text:p>
          <text:list>
            <text:list-item>
              <text:p text:style-name="P9"><text:span text:style-name="Emphasis">Nesari Sir – GATE Academy</text:span></text:p>
            </text:list-item>
          </text:list>
        </text:list-item>
        <text:list-item>
          <text:p text:style-name="P9"><text:span text:style-name="Strong_20_Emphasis">Power Systems</text:span></text:p>
          <text:list>
            <text:list-item>
              <text:p text:style-name="P9"><text:span text:style-name="Emphasis">Unacademy EE</text:span> (older playlists)</text:p>
            </text:list-item>
            <text:list-item>
              <text:p text:style-name="P9">OR <text:span text:style-name="Emphasis">Neso Academy</text:span> for basics</text:p>
            </text:list-item>
          </text:list>
        </text:list-item>
      </text:list>
      <text:h text:style-name="Heading_20_3" text:outline-level="3">📘 Theory (Readable)</text:h>
      <text:list xml:id="list528026663" text:style-name="L10">
        <text:list-item>
          <text:p text:style-name="P10"><text:span text:style-name="Strong_20_Emphasis">P.S. Bimbhra</text:span> (Machines) – ONLY numericals</text:p>
        </text:list-item>
        <text:list-item>
          <text:p text:style-name="P10"><text:span text:style-name="Strong_20_Emphasis">C.L. Wadhwa</text:span> (Power Systems) – reference only</text:p>
        </text:list-item>
      </text:list>
      <text:h text:style-name="Heading_20_3" text:outline-level="3">🧪 Practice Order</text:h>
      <text:list xml:id="list3305035505" text:style-name="L11">
        <text:list-item>
          <text:p text:style-name="P11">Transformer PYQs</text:p>
        </text:list-item>
        <text:list-item>
          <text:p text:style-name="P11"><text:soft-page-break/>Induction motor PYQs</text:p>
        </text:list-item>
        <text:list-item>
          <text:p text:style-name="P11">Fault analysis PYQs</text:p>
        </text:list-item>
        <text:list-item>
          <text:p text:style-name="P11">Transmission line PYQs</text:p>
        </text:list-item>
        <text:list-item>
          <text:p text:style-name="P11">Subject test</text:p>
        </text:list-item>
      </text:list>
      <text:p text:style-name="Text_20_body">👉 This combo = <text:span text:style-name="Strong_20_Emphasis">18–22 marks</text:span></text:p>
      <text:p text:style-name="Horizontal_20_Line"/>
      <text:h text:style-name="Heading_20_1" text:outline-level="1">🥉 PRIORITY TIER–3 (SUPPORT SCORING)</text:h>
      <text:p text:style-name="Horizontal_20_Line"/>
      <text:h text:style-name="Heading_20_2" text:outline-level="2">🟡 COMBO 4: Power Electronics + Digital</text:h>
      <text:h text:style-name="Heading_20_3" text:outline-level="3">📌 What to do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ubject</text:p>
            </table:table-cell>
            <table:table-cell table:style-name="Table4.A1" office:value-type="string">
              <text:p text:style-name="Table_20_Heading">Focus</text:p>
            </table:table-cell>
          </table:table-row>
        </table:table-header-rows>
        <table:table-row>
          <table:table-cell table:style-name="Table4.A1" office:value-type="string">
            <text:p text:style-name="Table_20_Contents">Power Electronics</text:p>
          </table:table-cell>
          <table:table-cell table:style-name="Table4.A1" office:value-type="string">
            <text:p text:style-name="Table_20_Contents">Rectifiers, Buck/Boost, Inverters</text:p>
          </table:table-cell>
        </table:table-row>
        <table:table-row>
          <table:table-cell table:style-name="Table4.A1" office:value-type="string">
            <text:p text:style-name="Table_20_Contents">Digital</text:p>
          </table:table-cell>
          <table:table-cell table:style-name="Table4.A1" office:value-type="string">
            <text:p text:style-name="Table_20_Contents">Logic gates, Combinational circuits</text:p>
          </table:table-cell>
        </table:table-row>
      </table:table>
      <text:h text:style-name="Heading_20_3" text:outline-level="3">🎥 Sources</text:h>
      <text:list xml:id="list3214639900" text:style-name="L12">
        <text:list-item>
          <text:p text:style-name="P12"><text:span text:style-name="Strong_20_Emphasis">Power Electronics</text:span></text:p>
          <text:list>
            <text:list-item>
              <text:p text:style-name="P12"><text:span text:style-name="Emphasis">Neso Academy</text:span></text:p>
            </text:list-item>
          </text:list>
        </text:list-item>
        <text:list-item>
          <text:p text:style-name="P12"><text:span text:style-name="Strong_20_Emphasis">Digital</text:span></text:p>
          <text:list>
            <text:list-item>
              <text:p text:style-name="P12"><text:span text:style-name="Emphasis">Gate Smashers</text:span> or <text:span text:style-name="Emphasis">Neso Academy</text:span></text:p>
            </text:list-item>
          </text:list>
        </text:list-item>
      </text:list>
      <text:h text:style-name="Heading_20_3" text:outline-level="3">🧪 Practice</text:h>
      <text:list xml:id="list777518414" text:style-name="L13">
        <text:list-item>
          <text:p text:style-name="P13">PYQs only (no theory overload)</text:p>
        </text:list-item>
      </text:list>
      <text:p text:style-name="Text_20_body">👉 Adds <text:span text:style-name="Strong_20_Emphasis">8–10 marks</text:span></text:p>
      <text:p text:style-name="Horizontal_20_Line"/>
      <text:h text:style-name="Heading_20_1" text:outline-level="1">❌ SKIP / LOW PRIORITY (TIME TRAPS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ubject</text:p>
            </table:table-cell>
            <table:table-cell table:style-name="Table5.A1" office:value-type="string">
              <text:p text:style-name="Table_20_Heading">Why</text:p>
            </table:table-cell>
          </table:table-row>
        </table:table-header-rows>
        <table:table-row>
          <table:table-cell table:style-name="Table5.A1" office:value-type="string">
            <text:p text:style-name="Table_20_Contents">EM Fields</text:p>
          </table:table-cell>
          <table:table-cell table:style-name="Table5.A1" office:value-type="string">
            <text:p text:style-name="Table_20_Contents">Huge syllabus, low return</text:p>
          </table:table-cell>
        </table:table-row>
        <table:table-row>
          <table:table-cell table:style-name="Table5.A1" office:value-type="string">
            <text:p text:style-name="Table_20_Contents">Measurements</text:p>
          </table:table-cell>
          <table:table-cell table:style-name="Table5.A1" office:value-type="string">
            <text:p text:style-name="Table_20_Contents">1–2 marks max</text:p>
          </table:table-cell>
        </table:table-row>
        <table:table-row>
          <table:table-cell table:style-name="Table5.A1" office:value-type="string">
            <text:p text:style-name="Table_20_Contents">Deep Analog</text:p>
          </table:table-cell>
          <table:table-cell table:style-name="Table5.A1" office:value-type="string">
            <text:p text:style-name="Table_20_Contents">Time sink</text:p>
          </table:table-cell>
        </table:table-row>
      </table:table>
      <text:p text:style-name="Text_20_body">Only touch if <text:span text:style-name="Strong_20_Emphasis">everything else is done</text:span>.</text:p>
      <text:p text:style-name="Horizontal_20_Line"/>
      <text:h text:style-name="Heading_20_1" text:outline-level="1"><text:soft-page-break/>🧪 PRACTICE STACK (FINAL ANSWER TO “WHERE TO PRACTICE”)</text:h>
      <text:h text:style-name="Heading_20_3" text:outline-level="3">✅ Best Resources (No confusion)</text:h>
      <text:list xml:id="list2826347460" text:style-name="L14">
        <text:list-item>
          <text:p text:style-name="P14"><text:span text:style-name="Strong_20_Emphasis">Made Easy PYQ Books</text:span> (Gold standard)</text:p>
        </text:list-item>
        <text:list-item>
          <text:p text:style-name="P14"><text:span text:style-name="Strong_20_Emphasis">Kreatryx PYQs</text:span> (clean &amp; digital)</text:p>
        </text:list-item>
        <text:list-item>
          <text:p text:style-name="P14"><text:span text:style-name="Strong_20_Emphasis">Testbook</text:span> (topic + subject tests)</text:p>
        </text:list-item>
        <text:list-item>
          <text:p text:style-name="P14"><text:span text:style-name="Strong_20_Emphasis">Made Easy Online Test Series</text:span> (tough but real)</text:p>
        </text:list-item>
      </text:list>
      <text:p text:style-name="Horizontal_20_Line"/>
      <text:h text:style-name="Heading_20_1" text:outline-level="1">🧠 FINAL EXECUTION ORDER (PRINT THIS)</text:h>
      <text:p text:style-name="Text_20_body">1️⃣ Maths + Signals<text:line-break/>2️⃣ Networks + Control<text:line-break/>3️⃣ Machines + Power Systems<text:line-break/>4️⃣ Power Electronics + Digital<text:line-break/>5️⃣ Full-length mocks + revision</text:p>
      <text:p text:style-name="Horizontal_20_Line"/>
      <text:h text:style-name="Heading_20_2" text:outline-level="2">⚠️ HARD TRUTH (BRO LEVEL)</text:h>
      <text:list xml:id="list1289930556" text:style-name="L15">
        <text:list-item>
          <text:p text:style-name="P15">If you master <text:span text:style-name="Strong_20_Emphasis">Tier-1 + Tier-2</text:span>, <text:span text:style-name="Strong_20_Emphasis">AIR &lt; 500 is POSSIBLE</text:span></text:p>
        </text:list-item>
        <text:list-item>
          <text:p text:style-name="P15">If you jump randomly → <text:span text:style-name="Strong_20_Emphasis">guaranteed burnout</text:span></text:p>
        </text:list-item>
        <text:list-item>
          <text:p text:style-name="P15">PYQs &gt; videos &gt; books (always)</text:p>
        </text:list-item>
      </text:list>
      <text:p text:style-name="Horizontal_20_Line"/>
      <text:p text:style-name="Text_20_body">If you want next, I can give you:</text:p>
      <text:list xml:id="list4213332036" text:style-name="L16">
        <text:list-item>
          <text:p text:style-name="P16">✅ <text:span text:style-name="Strong_20_Emphasis">Exact PYQ count per topic</text:span></text:p>
        </text:list-item>
        <text:list-item>
          <text:p text:style-name="P16">✅ <text:span text:style-name="Strong_20_Emphasis">“Stop line” (when to move on even if not perfect)</text:span></text:p>
        </text:list-item>
        <text:list-item>
          <text:p text:style-name="P16">✅ <text:span text:style-name="Strong_20_Emphasis">Mock analysis checklist</text:span></text:p>
        </text:list-item>
      </text:list>
      <text:p text:style-name="Text_20_body">Just say the word bro 🔥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1:45:32.097921231</meta:creation-date>
    <dc:date>2026-01-06T11:45:50.479688338</dc:date>
    <meta:editing-duration>PT19S</meta:editing-duration>
    <meta:editing-cycles>1</meta:editing-cycles>
    <meta:document-statistic meta:table-count="5" meta:image-count="0" meta:object-count="0" meta:page-count="5" meta:paragraph-count="131" meta:word-count="721" meta:character-count="4159" meta:non-whitespace-character-count="3616"/>
    <meta:generator>LibreOffice/7.3.7.2$Linux_X86_64 LibreOffice_project/30$Build-2</meta:generator>
  </office:meta>
</office:document-meta>
</file>